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egoe Print" svg:font-family="'Segoe Print'" style:font-adornments="Regular" style:font-family-generic="roman"/>
    <style:font-face style:name="Constantia" svg:font-family="Constant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130" officeooo:paragraph-rsid="00145130"/>
    </style:style>
    <style:style style:name="P2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officeooo:rsid="00145130" officeooo:paragraph-rsid="00145130"/>
    </style:style>
    <style:style style:name="P3" style:family="paragraph" style:parent-style-name="Standard">
      <style:text-properties officeooo:paragraph-rsid="00145130"/>
    </style:style>
    <style:style style:name="P4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</style:style>
    <style:style style:name="P5" style:family="paragraph" style:parent-style-name="Standard">
      <style:text-properties officeooo:rsid="001520a8" officeooo:paragraph-rsid="001520a8"/>
    </style:style>
    <style:style style:name="P6" style:family="paragraph" style:parent-style-name="Standard">
      <style:text-properties officeooo:rsid="0016b25c" officeooo:paragraph-rsid="0016b25c"/>
    </style:style>
    <style:style style:name="T1" style:family="text">
      <style:text-properties officeooo:rsid="00145130"/>
    </style:style>
    <style:style style:name="T2" style:family="text">
      <style:text-properties style:font-name="Segoe Print" fo:font-size="11pt" fo:language="de" fo:country="DE" style:font-size-asian="11pt"/>
    </style:style>
    <style:style style:name="T3" style:family="text">
      <style:text-properties style:font-name="Segoe Print" fo:font-size="11pt" fo:language="de" fo:country="DE" officeooo:rsid="00145130" style:font-size-asian="11pt"/>
    </style:style>
    <style:style style:name="T4" style:family="text">
      <style:text-properties officeooo:rsid="0016b25c"/>
    </style:style>
    <style:style style:name="T5" style:family="text">
      <style:text-properties officeooo:rsid="0016b8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passungen für die Vorlagen:<text:line-break/><text:line-break/>Impress: F11 für die Vorlagen</text:p>
      <text:p text:style-name="P3"><text:span text:style-name="T1">Folgende Änderungen bei Presentation styles:<text:line-break/></text:span><text:span text:style-name="T2">Segoe UI 32 - </text:span><text:span text:style-name="T3">Title</text:span></text:p>
      <text:p text:style-name="P4"><text:span text:style-name="T2">Calibri 24 – </text:span><text:span text:style-name="T3">Subtitle und links (Graphics styles): Default</text:span></text:p>
      <text:p text:style-name="P4"><text:span text:style-name="T2">Consolas 24 – </text:span><text:span text:style-name="T3">Background Objects</text:span></text:p>
      <text:p text:style-name="P4"><text:span text:style-name="T2">Verdana 20 - </text:span><text:span text:style-name="T3">Notes</text:span></text:p>
      <text:p text:style-name="P4"><text:span text:style-name="T2">Corbel 32 – </text:span><text:span text:style-name="T3">Outline 1, die untergeordneten Stufen werden automatisch angepasst.</text:span></text:p>
      <text:p text:style-name="P2"><text:span text:style-name="T3">S</text:span><text:span text:style-name="T2">owie dieses Dokument hier: Constantia in 24p</text:span></text:p>
      <text:p text:style-name="P1">Folgende Änderungen bei Formeln:</text:p>
      <text:p text:style-name="P1">Variables: Corbel, Italic</text:p>
      <text:p text:style-name="P1">Functions: Corbel</text:p>
      <text:p text:style-name="P1">Numbers: Corbel</text:p>
      <text:p text:style-name="P1">Text: Corbel</text:p>
      <text:p text:style-name="P1">Serif: Constantia</text:p>
      <text:p text:style-name="P1">Sans: Corbel</text:p>
      <text:p text:style-name="P1">Fixed: Consolas</text:p>
      <text:p text:style-name="P1">Font Sizes:</text:p>
      <text:p text:style-name="P1">Base size 24pt</text:p>
      <text:p text:style-name="P1">Text 100%</text:p>
      <text:p text:style-name="P1">Indexes 70%</text:p>
      <text:p text:style-name="P1">Functions 90%</text:p>
      <text:p text:style-name="P1">Operators 75%</text:p>
      <text:p text:style-name="P1">Limits 50%</text:p>
      <text:p text:style-name="P5">Spacing</text:p>
      <text:p text:style-name="P5"><text:soft-page-break/>Spacing <text:span text:style-name="T5">40(3</text:span>0%<text:span text:style-name="T5">)</text:span></text:p>
      <text:p text:style-name="P5">Line Spacing 50%</text:p>
      <text:p text:style-name="P5">Root spacing <text:span text:style-name="T4">0</text:span>% <text:span text:style-name="T4">(10%)</text:span></text:p>
      <text:p text:style-name="P5">Indexes</text:p>
      <text:p text:style-name="P5">Superscript 30%</text:p>
      <text:p text:style-name="P5">Subscript 20%</text:p>
      <text:p text:style-name="P5">Fractions</text:p>
      <text:p text:style-name="P5">Numerator 20%</text:p>
      <text:p text:style-name="P5">Denominator 0%</text:p>
      <text:p text:style-name="P5">Fraction bars</text:p>
      <text:p text:style-name="P5">Excess Length 30%</text:p>
      <text:p text:style-name="P5">Weight 2%</text:p>
      <text:p text:style-name="P5">Limits</text:p>
      <text:p text:style-name="P5">Upper Limit 15%</text:p>
      <text:p text:style-name="P5">Lower Limit 0%</text:p>
      <text:p text:style-name="P5">Brackets</text:p>
      <text:p text:style-name="P5">Excess size 2%</text:p>
      <text:p text:style-name="P5">Spacing 10%</text:p>
      <text:p text:style-name="P5">untick Scale all brackets</text:p>
      <text:p text:style-name="P6">Matrices</text:p>
      <text:p text:style-name="P6">Line spacing 9% (7%)</text:p>
      <text:p text:style-name="P6">Column spacing 34% (32%)<text:line-break/>Symbols</text:p>
      <text:p text:style-name="P6">Primary height 50%</text:p>
      <text:p text:style-name="P6"><text:soft-page-break/>Minimum spacing 0%</text:p>
      <text:p text:style-name="P6">Operators</text:p>
      <text:p text:style-name="P6">Excess size <text:span text:style-name="T5">7</text:span>0%</text:p>
      <text:p text:style-name="P6">Spacing <text:span text:style-name="T5">20</text:span>%</text:p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Segoe Print" svg:font-family="'Segoe Print'" style:font-adornments="Regular" style:font-family-generic="roman"/>
    <style:font-face style:name="Constantia" svg:font-family="Constant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tantia" fo:font-family="Constantia" style:font-style-name="Regular" style:font-family-generic="roman" style:font-pitch="variable" fo:font-size="2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4-08-20T14:19:46.822000000</dc:date>
    <meta:document-statistic meta:table-count="0" meta:image-count="0" meta:object-count="0" meta:page-count="3" meta:paragraph-count="50" meta:word-count="152" meta:character-count="975" meta:non-whitespace-character-count="869"/>
    <meta:user-defined meta:name="Info 1"/>
    <meta:user-defined meta:name="Info 2"/>
    <meta:user-defined meta:name="Info 3"/>
    <meta:user-defined meta:name="Info 4"/>
  </office:meta>
</office:document-meta>
</file>